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4mm"/>
    </style:style>
    <style:style style:name="co2" style:family="table-column">
      <style:table-column-properties fo:break-before="auto" style:column-width="30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2.79mm"/>
    </style:style>
    <style:style style:name="co5" style:family="table-column">
      <style:table-column-properties fo:break-before="auto" style:column-width="3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TypeInf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number-columns-repeated="3" table:default-cell-style-name="ce2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TypeInfo</text:p>
          </table:table-cell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TYPE_NAME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LITERAL_PREFIX</text:p>
          </table:table-cell>
          <table:table-cell office:value-type="string" calcext:value-type="string">
            <text:p>LITERAL_SUFFIX</text:p>
          </table:table-cell>
          <table:table-cell office:value-type="string" calcext:value-type="string">
            <text:p>CREATE_PARAMS</text:p>
          </table:table-cell>
          <table:table-cell table:style-name="Default" office:value-type="string" calcext:value-type="string">
            <text:p>NULLABLE</text:p>
          </table:table-cell>
          <table:table-cell office:value-type="string" calcext:value-type="string">
            <text:p>CASE_SENSITIVE</text:p>
          </table:table-cell>
          <table:table-cell table:style-name="Default" office:value-type="string" calcext:value-type="string">
            <text:p>SEARCHABLE</text:p>
          </table:table-cell>
          <table:table-cell table:style-name="Default" office:value-type="string" calcext:value-type="string">
            <text:p>UNSIGNED_ATTRIBUTE</text:p>
          </table:table-cell>
          <table:table-cell table:style-name="Default" office:value-type="string" calcext:value-type="string">
            <text:p>FIXED_PREC_SCALE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LOCAL_TYPE_NAME</text:p>
          </table:table-cell>
          <table:table-cell office:value-type="string" calcext:value-type="string">
            <text:p>MINIMUM_SCALE</text:p>
          </table:table-cell>
          <table:table-cell office:value-type="string" calcext:value-type="string">
            <text:p>MAXIMUM_SCALE</text:p>
          </table:table-cell>
          <table:table-cell office:value-type="string" calcext:value-type="string">
            <text:p>SQL_DATA_TYPE</text:p>
          </table:table-cell>
          <table:table-cell office:value-type="string" calcext:value-type="string">
            <text:p>SQL_DATETIME_SUB</text:p>
          </table:table-cell>
          <table:table-cell office:value-type="string" calcext:value-type="string">
            <text:p>NUM_PREC_RADIX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-7 (BI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ytea</text:p>
          </table:table-cell>
          <table:table-cell office:value-type="string" calcext:value-type="string">
            <text:p>-2 (BINAR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1 (CHA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12 (VARCHA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t8</text:p>
          </table:table-cell>
          <table:table-cell office:value-type="string" calcext:value-type="string">
            <text:p>-5 (BIGINT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(null)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igserial</text:p>
          </table:table-cell>
          <table:table-cell office:value-type="string" calcext:value-type="string">
            <text:p>-5 (BIGINT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(null)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t2</text:p>
          </table:table-cell>
          <table:table-cell office:value-type="string" calcext:value-type="string">
            <text:p>5 (SMALLINT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(null)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t2vector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t4</text:p>
          </table:table-cell>
          <table:table-cell office:value-type="string" calcext:value-type="string">
            <text:p>4 (INTEGER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(null)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4 (INTEGER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(null)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gproc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12 (VARCHA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id</text:p>
          </table:table-cell>
          <table:table-cell office:value-type="string" calcext:value-type="string">
            <text:p>-5 (BIGINT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(null)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xid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idvector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typ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attribut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proc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clas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son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xml</text:p>
          </table:table-cell>
          <table:table-cell office:value-type="string" calcext:value-type="string">
            <text:p>2009 (SQLXML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xml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json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node_tre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ndistinct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dependencies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ddl_command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mgr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seg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line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oat4</text:p>
          </table:table-cell>
          <table:table-cell office:value-type="string" calcext:value-type="string">
            <text:p>7 (REAL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(null)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oat8</text:p>
          </table:table-cell>
          <table:table-cell office:value-type="string" calcext:value-type="string">
            <text:p>8 (DOUBLE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(null)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stim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ltim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nterval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ircle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oney</text:p>
          </table:table-cell>
          <table:table-cell office:value-type="string" calcext:value-type="string">
            <text:p>8 (DOUBLE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(null)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oney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caddr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et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idr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caddr8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bool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bytea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r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name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int2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int2vector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int4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regproc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text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oid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tid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xid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id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oidvector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bpchar</text:p>
          </table:table-cell>
          <table:table-cell office:value-type="string" calcext:value-type="string">
            <text:p>2003 (ARRAY)</text:p>
          </table:table-cell>
          <table:table-cell office:value-type="float" office:value="10485760" calcext:value-type="float">
            <text:p>1048576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varchar</text:p>
          </table:table-cell>
          <table:table-cell office:value-type="string" calcext:value-type="string">
            <text:p>2003 (ARRAY)</text:p>
          </table:table-cell>
          <table:table-cell office:value-type="float" office:value="10485760" calcext:value-type="float">
            <text:p>1048576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int8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point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lseg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path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box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float4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float8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abstime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reltime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tinterval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polygon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litem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aclitem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acaddr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macaddr8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inet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idr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string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pchar</text:p>
          </table:table-cell>
          <table:table-cell office:value-type="string" calcext:value-type="string">
            <text:p>1 (CHAR)</text:p>
          </table:table-cell>
          <table:table-cell office:value-type="float" office:value="10485760" calcext:value-type="float">
            <text:p>1048576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archar</text:p>
          </table:table-cell>
          <table:table-cell office:value-type="string" calcext:value-type="string">
            <text:p>12 (VARCHAR)</text:p>
          </table:table-cell>
          <table:table-cell office:value-type="float" office:value="10485760" calcext:value-type="float">
            <text:p>1048576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91 (DAT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92 (TIME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93 (TIMESTA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timestamp</text:p>
          </table:table-cell>
          <table:table-cell office:value-type="string" calcext:value-type="string">
            <text:p>2003 (ARRAY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time</text:p>
          </table:table-cell>
          <table:table-cell office:value-type="string" calcext:value-type="string">
            <text:p>2003 (ARRAY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stamptz</text:p>
          </table:table-cell>
          <table:table-cell office:value-type="string" calcext:value-type="string">
            <text:p>93 (TIMESTA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timestamptz</text:p>
          </table:table-cell>
          <table:table-cell office:value-type="string" calcext:value-type="string">
            <text:p>2003 (ARRAY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terval</text:p>
          </table:table-cell>
          <table:table-cell office:value-type="string" calcext:value-type="string">
            <text:p>1111 (OTHER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interval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numeric</text:p>
          </table:table-cell>
          <table:table-cell office:value-type="string" calcext:value-type="string">
            <text:p>2003 (ARRAY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tz</text:p>
          </table:table-cell>
          <table:table-cell office:value-type="string" calcext:value-type="string">
            <text:p>92 (TIME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timetz</text:p>
          </table:table-cell>
          <table:table-cell office:value-type="string" calcext:value-type="string">
            <text:p>2003 (ARRAY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-7 (BIT)</text:p>
          </table:table-cell>
          <table:table-cell office:value-type="float" office:value="83886080" calcext:value-type="float">
            <text:p>8388608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bit</text:p>
          </table:table-cell>
          <table:table-cell office:value-type="string" calcext:value-type="string">
            <text:p>2003 (ARRAY)</text:p>
          </table:table-cell>
          <table:table-cell office:value-type="float" office:value="83886080" calcext:value-type="float">
            <text:p>8388608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arbit</text:p>
          </table:table-cell>
          <table:table-cell office:value-type="string" calcext:value-type="string">
            <text:p>1111 (OTHER)</text:p>
          </table:table-cell>
          <table:table-cell office:value-type="float" office:value="83886080" calcext:value-type="float">
            <text:p>8388608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varbit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>
            <text:p>2 (NUMERIC)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(null)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fcursor</text:p>
          </table:table-cell>
          <table:table-cell office:value-type="string" calcext:value-type="string">
            <text:p>2012 (REF_CURSO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refcursor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gprocedur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goper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goperator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gclass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gtyp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grol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gnamespac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regprocedure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regoper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regoperator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regclass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regtype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regrole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regnamespace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uuid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lsn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pg_lsn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svector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tsvector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squery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gconfig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gdictionary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tsvector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gtsvector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tsquery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regconfig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regdictionary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sonb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jsonb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xid_snapshot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txid_snapshot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t4rang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int4range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umrang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numrange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srang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tsrange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stzrang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tstzrange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aterang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daterange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t8rang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int8range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cord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record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string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yarray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rigger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vent_trigger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nguage_handler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ternal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paqu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yelement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ynonarray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yenum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dw_handler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dex_am_handler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sm_handler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yrang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attrdef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constraint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inherit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index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operator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opfamily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opclas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am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amop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amproc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languag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largeobject_metadata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largeobject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aggregat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istic_ext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istic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rewrit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trigger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event_trigger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description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cast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enum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namespac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conversion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depend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databas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db_role_setting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tablespac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pltemplat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authid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auth_member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hdepend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hdescription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ts_config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ts_config_map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ts_dict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ts_parser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ts_templat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extension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foreign_data_wrapper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foreign_server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user_mapping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foreign_tabl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policy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replication_origin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default_acl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init_priv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eclabel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hseclabel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collation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partitioned_tabl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rang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transform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equenc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publication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publication_rel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ubscription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ubscription_rel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rol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hadow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group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user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polici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rul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view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tabl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matview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index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equenc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publication_tabl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lock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cursor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available_extension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available_extension_version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prepared_xact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prepared_statement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eclabel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etting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file_setting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hba_file_rul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timezone_abbrev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timezone_nam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config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_all_tabl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_xact_all_tabl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_sys_tabl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_xact_sys_tabl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_user_tabl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_xact_user_tabl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io_all_tabl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io_sys_tabl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io_user_tabl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_all_index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_sys_index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_user_index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io_all_index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io_sys_index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io_user_index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io_all_sequenc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io_sys_sequenc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io_user_sequenc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_activity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_replication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_wal_receiver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_subscription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_ssl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replication_slot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_databas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_database_conflict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_user_function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_xact_user_function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_archiver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_bgwriter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stat_progress_vacuum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user_mapping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g_replication_origin_statu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rdinal_number</text:p>
          </table:table-cell>
          <table:table-cell office:value-type="string" calcext:value-type="string">
            <text:p>2001 (DISTIN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ardinal_number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aracter_data</text:p>
          </table:table-cell>
          <table:table-cell office:value-type="string" calcext:value-type="string">
            <text:p>2001 (DISTIN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character_data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ql_identifier</text:p>
          </table:table-cell>
          <table:table-cell office:value-type="string" calcext:value-type="string">
            <text:p>2001 (DISTIN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sql_identifier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formation_schema_catalog_nam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_stamp</text:p>
          </table:table-cell>
          <table:table-cell office:value-type="string" calcext:value-type="string">
            <text:p>2001 (DISTIN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time_stamp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yes_or_no</text:p>
          </table:table-cell>
          <table:table-cell office:value-type="string" calcext:value-type="string">
            <text:p>2001 (DISTIN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yes_or_no</text:p>
          </table:table-cell>
          <table:table-cell office:value-type="string" calcext:value-type="string">
            <text:p>2003 (ARRA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pplicable_rol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dministrable_role_authorization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ttribut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aracter_set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eck_constraint_routine_usag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eck_constraint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llation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llation_character_set_applicability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lumn_domain_usag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lumn_privileg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lumn_udt_usag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lumn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aint_column_usag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aint_table_usag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omain_constraint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omain_udt_usag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omain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nabled_rol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ey_column_usag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ferential_constraint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le_column_grant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utine_privileg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le_routine_grant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utin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chemata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equenc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ql_featur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ql_implementation_info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ql_languag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ql_packag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ql_part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ql_sizing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ql_sizing_profil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able_constraint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able_privileg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le_table_grant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ransform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riggered_update_column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rigger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dt_privileg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le_udt_grant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sage_privileg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le_usage_grant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ser_defined_typ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iew_column_usag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iew_routine_usag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iew_table_usag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ata_type_privileg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lement_typ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pg_foreign_table_column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lumn_option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pg_foreign_data_wrapper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eign_data_wrapper_option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eign_data_wrapper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pg_foreign_server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eign_server_option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eign_server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pg_foreign_tabl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eign_table_option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eign_table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_pg_user_mapping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ser_mapping_option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ser_mappings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nul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(nul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null)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Native-&gt;SQL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TYPE_NAME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PRECI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-7 (BI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 table:style-name="ce1"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ytea</text:p>
          </table:table-cell>
          <table:table-cell office:value-type="string" calcext:value-type="string">
            <text:p>-2 (BINARY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1 (CHAR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12 (VARCHAR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ARCHA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8</text:p>
          </table:table-cell>
          <table:table-cell office:value-type="string" calcext:value-type="string">
            <text:p>-5 (BIGINT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igserial</text:p>
          </table:table-cell>
          <table:table-cell office:value-type="string" calcext:value-type="string">
            <text:p>-5 (BIGINT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2</text:p>
          </table:table-cell>
          <table:table-cell office:value-type="string" calcext:value-type="string">
            <text:p>5 (SMALLINT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MALLINT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4</text:p>
          </table:table-cell>
          <table:table-cell office:value-type="string" calcext:value-type="string">
            <text:p>4 (INTEGER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4 (INTEGER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12 (VARCHA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CLOB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id</text:p>
          </table:table-cell>
          <table:table-cell office:value-type="string" calcext:value-type="string">
            <text:p>-5 (BIGINT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IGINT</text:p>
          </table:table-cell>
          <table:table-cell table:number-columns-repeated="3"/>
          <table:table-cell office:value-type="string" calcext:value-type="string">
            <text:p>Use for BLOB</text:p>
          </table:table-cell>
        </table:table-row>
        <table:table-row table:style-name="ro1">
          <table:table-cell office:value-type="string" calcext:value-type="string">
            <text:p>json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</text:p>
          </table:table-cell>
          <table:table-cell table:style-name="ce1" office:value-type="string" calcext:value-type="string">
            <text:p>VARCHAR</text:p>
          </table:table-cell>
          <table:table-cell table:style-name="ce1"/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ml</text:p>
          </table:table-cell>
          <table:table-cell office:value-type="string" calcext:value-type="string">
            <text:p>2009 (SQLXML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LXML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</text:p>
          </table:table-cell>
          <table:table-cell table:style-name="ce1" office:value-type="string" calcext:value-type="string">
            <text:p>VARCHAR</text:p>
          </table:table-cell>
          <table:table-cell table:style-name="ce1"/>
          <table:table-cell office:value-type="string" calcext:value-type="string">
            <text:p>WK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seg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</text:p>
          </table:table-cell>
          <table:table-cell table:style-name="ce1" office:value-type="string" calcext:value-type="string">
            <text:p>VARCHAR</text:p>
          </table:table-cell>
          <table:table-cell table:style-name="ce1"/>
          <table:table-cell office:value-type="string" calcext:value-type="string">
            <text:p>WK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</text:p>
          </table:table-cell>
          <table:table-cell table:style-name="ce1" office:value-type="string" calcext:value-type="string">
            <text:p>VARCHAR</text:p>
          </table:table-cell>
          <table:table-cell table:style-name="ce1"/>
          <table:table-cell office:value-type="string" calcext:value-type="string">
            <text:p>WK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</text:p>
          </table:table-cell>
          <table:table-cell table:style-name="ce1" office:value-type="string" calcext:value-type="string">
            <text:p>VARCHAR</text:p>
          </table:table-cell>
          <table:table-cell table:style-name="ce1"/>
          <table:table-cell office:value-type="string" calcext:value-type="string">
            <text:p>WK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</text:p>
          </table:table-cell>
          <table:table-cell table:style-name="ce1" office:value-type="string" calcext:value-type="string">
            <text:p>VARCHAR</text:p>
          </table:table-cell>
          <table:table-cell table:style-name="ce1"/>
          <table:table-cell office:value-type="string" calcext:value-type="string">
            <text:p>WK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</text:p>
          </table:table-cell>
          <table:table-cell table:style-name="ce1" office:value-type="string" calcext:value-type="string">
            <text:p>VARCHAR</text:p>
          </table:table-cell>
          <table:table-cell table:style-name="ce1"/>
          <table:table-cell office:value-type="string" calcext:value-type="string">
            <text:p>WK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loat4</text:p>
          </table:table-cell>
          <table:table-cell office:value-type="string" calcext:value-type="string">
            <text:p>7 (REAL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loat8</text:p>
          </table:table-cell>
          <table:table-cell office:value-type="string" calcext:value-type="string">
            <text:p>8 (DOUBLE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OUBLE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</text:p>
          </table:table-cell>
          <table:table-cell table:style-name="ce1" office:value-type="string" calcext:value-type="string">
            <text:p>VARCHAR</text:p>
          </table:table-cell>
          <table:table-cell table:style-name="ce1"/>
          <table:table-cell office:value-type="string" calcext:value-type="string">
            <text:p>WK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oney</text:p>
          </table:table-cell>
          <table:table-cell office:value-type="string" calcext:value-type="string">
            <text:p>8 (DOUB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IMAL</text:p>
          </table:table-cell>
          <table:table-cell table:style-name="ce1" office:value-type="string" calcext:value-type="string">
            <text:p>DECIMAL</text:p>
          </table:table-cell>
          <table:table-cell table:style-name="ce1"/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caddr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ARY</text:p>
          </table:table-cell>
          <table:table-cell table:style-name="ce1" office:value-type="string" calcext:value-type="string">
            <text:p>BINARY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et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BINARY</text:p>
          </table:table-cell>
          <table:table-cell table:style-name="ce1" office:value-type="string" calcext:value-type="string">
            <text:p>VARBIN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 for IPv4 / 16 for IPv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idr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</text:p>
          </table:table-cell>
          <table:table-cell table:style-name="ce1" office:value-type="string" calcext:value-type="string">
            <text:p>VARCHA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ttps://www.postgresql.org/docs/11/datatype-net-types.html#DATATYPE-CID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caddr8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ARY</text:p>
          </table:table-cell>
          <table:table-cell table:style-name="ce1" office:value-type="string" calcext:value-type="string">
            <text:p>BINARY</text:p>
          </table:table-cell>
          <table:table-cell office:value-type="string" calcext:value-type="string">
            <text:p>83886080 / 8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varchar</text:p>
          </table:table-cell>
          <table:table-cell office:value-type="string" calcext:value-type="string">
            <text:p>12 (VARCHAR)</text:p>
          </table:table-cell>
          <table:table-cell office:value-type="float" office:value="10485760" calcext:value-type="float">
            <text:p>10485760</text:p>
          </table:table-cell>
          <table:table-cell table:number-columns-repeated="2" office:value-type="string" calcext:value-type="string">
            <text:p>VARCHA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91 (DATE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92 (TIM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93 (TIMESTAMP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imestamptz</text:p>
          </table:table-cell>
          <table:table-cell office:value-type="string" calcext:value-type="string">
            <text:p>93 (TIMESTAMP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erval</text:p>
          </table:table-cell>
          <table:table-cell office:value-type="string" calcext:value-type="string">
            <text:p>1111 (OTHER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imetz</text:p>
          </table:table-cell>
          <table:table-cell office:value-type="string" calcext:value-type="string">
            <text:p>92 (TIME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-7 (BIT)</text:p>
          </table:table-cell>
          <table:table-cell office:value-type="float" office:value="83886080" calcext:value-type="float">
            <text:p>83886080</text:p>
          </table:table-cell>
          <table:table-cell table:number-columns-repeated="2" office:value-type="string" calcext:value-type="string">
            <text:p>BINARY</text:p>
          </table:table-cell>
          <table:table-cell office:value-type="string" calcext:value-type="string">
            <text:p>83886080 / 8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varbit</text:p>
          </table:table-cell>
          <table:table-cell office:value-type="string" calcext:value-type="string">
            <text:p>1111 (OTHER)</text:p>
          </table:table-cell>
          <table:table-cell office:value-type="float" office:value="83886080" calcext:value-type="float">
            <text:p>83886080</text:p>
          </table:table-cell>
          <table:table-cell table:number-columns-repeated="2" office:value-type="string" calcext:value-type="string">
            <text:p>VARBINARY</text:p>
          </table:table-cell>
          <table:table-cell office:value-type="string" calcext:value-type="string">
            <text:p>83886080 / 8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>
            <text:p>2 (NUMERIC)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ARY</text:p>
          </table:table-cell>
          <table:table-cell table:style-name="ce3" office:value-type="string" calcext:value-type="string">
            <text:p>BINARY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svector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</text:p>
          </table:table-cell>
          <table:table-cell table:style-name="ce1" office:value-type="string" calcext:value-type="string">
            <text:p>VARCHA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squery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</text:p>
          </table:table-cell>
          <table:table-cell table:style-name="ce1" office:value-type="string" calcext:value-type="string">
            <text:p>VARCHA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jsonb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</text:p>
          </table:table-cell>
          <table:table-cell table:style-name="ce1" office:value-type="string" calcext:value-type="string">
            <text:p>VARCHA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xid_snapshot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ARCHA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ttps://www.postgresql.org/docs/9.4/functions-info.html#FUNCTIONS-TXID-SNAPSHOT-PART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4rang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p range types to UDTs? (https://www.postgresql.org/docs/11/rangetypes.htm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rang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p range types to UDTs? (https://www.postgresql.org/docs/9.2/rangetypes.htm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rang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p range types to UDTs? (https://www.postgresql.org/docs/9.2/rangetypes.htm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tzrang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p range types to UDTs? (https://www.postgresql.org/docs/9.2/rangetypes.htm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rang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p range types to UDTs? (https://www.postgresql.org/docs/9.2/rangetypes.htm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8rang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p range types to UDTs? (https://www.postgresql.org/docs/9.2/rangetypes.htm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p pseudotypes to UNKNOWN? (<text:a xlink:href="https://www.postgresql.org/docs/9.2/datatype-pseudo.html" xlink:type="simple">https://www.postgresql.org/docs/9.2/datatype-pseudo.html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ring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p pseudotypes to UNKNOWN? (<text:a xlink:href="https://www.postgresql.org/docs/9.2/datatype-pseudo.html" xlink:type="simple">https://www.postgresql.org/docs/9.2/datatype-pseudo.html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p pseudotypes to UNKNOWN? (<text:a xlink:href="https://www.postgresql.org/docs/9.2/datatype-pseudo.html" xlink:type="simple">https://www.postgresql.org/docs/9.2/datatype-pseudo.html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array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p pseudotypes to UNKNOWN? (<text:a xlink:href="https://www.postgresql.org/docs/9.2/datatype-pseudo.html" xlink:type="simple">https://www.postgresql.org/docs/9.2/datatype-pseudo.html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p pseudotypes to UNKNOWN? (<text:a xlink:href="https://www.postgresql.org/docs/9.2/datatype-pseudo.html" xlink:type="simple">https://www.postgresql.org/docs/9.2/datatype-pseudo.html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gger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p pseudotypes to UNKNOWN? (<text:a xlink:href="https://www.postgresql.org/docs/9.2/datatype-pseudo.html" xlink:type="simple">https://www.postgresql.org/docs/9.2/datatype-pseudo.html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guage_handler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p pseudotypes to UNKNOWN? (<text:a xlink:href="https://www.postgresql.org/docs/9.2/datatype-pseudo.html" xlink:type="simple">https://www.postgresql.org/docs/9.2/datatype-pseudo.html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l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p pseudotypes to UNKNOWN? (<text:a xlink:href="https://www.postgresql.org/docs/9.2/datatype-pseudo.html" xlink:type="simple">https://www.postgresql.org/docs/9.2/datatype-pseudo.html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aqu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p pseudotypes to UNKNOWN? (<text:a xlink:href="https://www.postgresql.org/docs/9.2/datatype-pseudo.html" xlink:type="simple">https://www.postgresql.org/docs/9.2/datatype-pseudo.html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element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p pseudotypes to UNKNOWN? (<text:a xlink:href="https://www.postgresql.org/docs/9.2/datatype-pseudo.html" xlink:type="simple">https://www.postgresql.org/docs/9.2/datatype-pseudo.html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nonarray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p pseudotypes to UNKNOWN? (<text:a xlink:href="https://www.postgresql.org/docs/9.2/datatype-pseudo.html" xlink:type="simple">https://www.postgresql.org/docs/9.2/datatype-pseudo.html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enum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p pseudotypes to UNKNOWN? (<text:a xlink:href="https://www.postgresql.org/docs/9.2/datatype-pseudo.html" xlink:type="simple">https://www.postgresql.org/docs/9.2/datatype-pseudo.html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w_handler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p pseudotypes to UNKNOWN? (<text:a xlink:href="https://www.postgresql.org/docs/9.2/datatype-pseudo.html" xlink:type="simple">https://www.postgresql.org/docs/9.2/datatype-pseudo.html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range</text:p>
          </table:table-cell>
          <table:table-cell office:value-type="string" calcext:value-type="string">
            <text:p>1111 (OTHER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p pseudotypes to UNKNOWN? (<text:a xlink:href="https://www.postgresql.org/docs/9.2/datatype-pseudo.html" xlink:type="simple">https://www.postgresql.org/docs/9.2/datatype-pseudo.html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inal_number</text:p>
          </table:table-cell>
          <table:table-cell office:value-type="string" calcext:value-type="string">
            <text:p>2001 (DISTINCT)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acter_data</text:p>
          </table:table-cell>
          <table:table-cell office:value-type="string" calcext:value-type="string">
            <text:p>2001 (DISTINCT)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ql_identifier</text:p>
          </table:table-cell>
          <table:table-cell office:value-type="string" calcext:value-type="string">
            <text:p>2001 (DISTINCT)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ormation_schema_catalog_name</text:p>
          </table:table-cell>
          <table:table-cell office:value-type="string" calcext:value-type="string">
            <text:p>2002 (STRUCT)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_stamp</text:p>
          </table:table-cell>
          <table:table-cell office:value-type="string" calcext:value-type="string">
            <text:p>2001 (DISTINCT)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_or_no</text:p>
          </table:table-cell>
          <table:table-cell office:value-type="string" calcext:value-type="string">
            <text:p>2001 (DISTINCT)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e also: <text:a xlink:href="https://www.postgresql.org/docs/current/largeobjects.html" xlink:type="simple">https://www.postgresql.org/docs/current/largeobjects.html</text:a></text:p>
          </table:table-cell>
          <table:table-cell table:number-columns-repeated="8"/>
        </table:table-row>
      </table:table>
      <table:table table:name="SQL-&gt;Native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TYPE_NAME</text:p>
          </table:table-cell>
        </table:table-row>
        <table:table-row table:style-name="ro1">
          <table:table-cell table:number-columns-repeated="2" office:value-type="string" calcext:value-type="string">
            <text:p>CHAR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table:number-columns-repeated="2" office:value-type="string" calcext:value-type="string">
            <text:p>VARCHAR</text:p>
          </table:table-cell>
          <table:table-cell office:value-type="string" calcext:value-type="string">
            <text:p>varchar</text:p>
          </table:table-cell>
        </table:table-row>
        <table:table-row table:style-name="ro1">
          <table:table-cell table:number-columns-repeated="2" office:value-type="string" calcext:value-type="string">
            <text:p>CLOB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 office:value-type="string" calcext:value-type="string">
            <text:p>NCHAR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table:number-columns-repeated="2" office:value-type="string" calcext:value-type="string">
            <text:p>NVARCHAR</text:p>
          </table:table-cell>
          <table:table-cell office:value-type="string" calcext:value-type="string">
            <text:p>varchar</text:p>
          </table:table-cell>
        </table:table-row>
        <table:table-row table:style-name="ro1">
          <table:table-cell table:number-columns-repeated="2" office:value-type="string" calcext:value-type="string">
            <text:p>NCLOB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 office:value-type="string" calcext:value-type="string">
            <text:p>BINARY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2" office:value-type="string" calcext:value-type="string">
            <text:p>VARBINARY</text:p>
          </table:table-cell>
          <table:table-cell office:value-type="string" calcext:value-type="string">
            <text:p>bytea</text:p>
          </table:table-cell>
        </table:table-row>
        <table:table-row table:style-name="ro1">
          <table:table-cell table:number-columns-repeated="2" office:value-type="string" calcext:value-type="string">
            <text:p>BLOB</text:p>
          </table:table-cell>
          <table:table-cell office:value-type="string" calcext:value-type="string">
            <text:p>oid</text:p>
          </table:table-cell>
        </table:table-row>
        <table:table-row table:style-name="ro1">
          <table:table-cell table:number-columns-repeated="2" office:value-type="string" calcext:value-type="string">
            <text:p>NUMERIC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table:number-columns-repeated="2" office:value-type="string" calcext:value-type="string">
            <text:p>DECIMAL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table:number-columns-repeated="2" office:value-type="string" calcext:value-type="string">
            <text:p>SMALLINT</text:p>
          </table:table-cell>
          <table:table-cell office:value-type="string" calcext:value-type="string">
            <text:p>int2</text:p>
          </table:table-cell>
        </table:table-row>
        <table:table-row table:style-name="ro1">
          <table:table-cell table:number-columns-repeated="2" office:value-type="string" calcext:value-type="string">
            <text:p>INTEGER</text:p>
          </table:table-cell>
          <table:table-cell office:value-type="string" calcext:value-type="string">
            <text:p>int4</text:p>
          </table:table-cell>
        </table:table-row>
        <table:table-row table:style-name="ro1">
          <table:table-cell table:number-columns-repeated="2" office:value-type="string" calcext:value-type="string">
            <text:p>BIGINT</text:p>
          </table:table-cell>
          <table:table-cell office:value-type="string" calcext:value-type="string">
            <text:p>int8</text:p>
          </table:table-cell>
        </table:table-row>
        <table:table-row table:style-name="ro1"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float8</text:p>
          </table:table-cell>
        </table:table-row>
        <table:table-row table:style-name="ro1">
          <table:table-cell table:number-columns-repeated="2" office:value-type="string" calcext:value-type="string">
            <text:p>REAL</text:p>
          </table:table-cell>
          <table:table-cell office:value-type="string" calcext:value-type="string">
            <text:p>float4</text:p>
          </table:table-cell>
        </table:table-row>
        <table:table-row table:style-name="ro1"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float8</text:p>
          </table:table-cell>
        </table:table-row>
        <table:table-row table:style-name="ro1">
          <table:table-cell table:number-columns-repeated="2" office:value-type="string" calcext:value-type="string">
            <text:p>BOOLEA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 office:value-type="string" calcext:value-type="string">
            <text:p>TIMESTAMP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XML</text:p>
          </table:table-cell>
          <table:table-cell office:value-type="string" calcext:value-type="string">
            <text:p>SQLXML</text:p>
          </table:table-cell>
          <table:table-cell office:value-type="string" calcext:value-type="string">
            <text:p>xml</text:p>
          </table:table-cell>
        </table:table-row>
        <table:table-row table:style-name="ro1">
          <table:table-cell office:value-type="string" calcext:value-type="string">
            <text:p>INTERV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nterv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9">00.00.0000</text:date>, <text:time style:data-style-name="N2" text:time-value="13:22:27.58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twig Thomas</meta:initial-creator>
    <meta:creation-date>2019-07-29T09:27:11.530000000</meta:creation-date>
    <dc:date>2019-07-29T14:47:08.160000000</dc:date>
    <dc:creator>Hartwig Thomas</dc:creator>
    <meta:editing-duration>PT26M16S</meta:editing-duration>
    <meta:editing-cycles>3</meta:editing-cycles>
    <meta:generator>LibreOffice/5.1.3.2$Windows_x86 LibreOffice_project/644e4637d1d8544fd9f56425bd6cec110e49301b</meta:generator>
    <meta:document-statistic meta:table-count="3" meta:cell-count="6647" meta:object-count="0"/>
  </office:meta>
</office:document-meta>
</file>